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52.58mm"/>
    </style:style>
    <style:style style:name="co7" style:family="table-column">
      <style:table-column-properties fo:break-before="auto" style:column-width="43.9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5_TTY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3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ICE_SUM</text:p>
          </table:table-cell>
          <table:table-cell table:style-name="ce1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MA08-2W</text:p>
          </table:table-cell>
          <table:table-cell office:value-type="string" calcext:value-type="string">
            <text:p>X1, X3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SL 2X10W 2,54</text:p>
          </table:table-cell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H2]*[.A2]" office:value-type="currency" office:currency="EUR" office:value="0.302521008403361" calcext:value-type="currency">
            <text:p>0,30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3]*[.A3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H4]*[.A4]" office:value-type="currency" office:currency="EUR" office:value="0.252100840336134" calcext:value-type="currency">
            <text:p>0,25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5, R1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H5]*[.A5]" office:value-type="currency" office:currency="EUR" office:value="0.252100840336134" calcext:value-type="currency">
            <text:p>0,25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5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6]*[.A6]" office:value-type="currency" office:currency="EUR" office:value="0.0504201680672269" calcext:value-type="currency">
            <text:p>0,0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8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7]*[.A7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D 3,3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8]*[.A8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33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9]*[.A9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4N35</text:p>
          </table:table-cell>
          <table:table-cell office:value-type="string" calcext:value-type="string">
            <text:p>DIL06</text:p>
          </table:table-cell>
          <table:table-cell office:value-type="string" calcext:value-type="string">
            <text:p>OK1, OK2</text:p>
          </table:table-cell>
          <table:table-cell office:value-type="string" calcext:value-type="string">
            <text:p>MOTOROLA OPTO COUPLER</text:p>
          </table:table-cell>
          <table:table-cell office:value-type="string" calcext:value-type="string">
            <text:p>4N 25</text:p>
          </table:table-cell>
          <table:table-cell table:formula="of:=0.5/1.19" office:value-type="currency" office:currency="EUR" office:value="0.420168067226891" calcext:value-type="currency">
            <text:p>0,42 €</text:p>
          </table:table-cell>
          <table:table-cell table:formula="of:=[.H10]*[.A10]" office:value-type="currency" office:currency="EUR" office:value="0.840336134453782" calcext:value-type="currency">
            <text:p>0,8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4,7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1]*[.A11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D 5,1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2]*[.A12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3]*[.A13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1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4]*[.A14]" office:value-type="currency" office:currency="EUR" office:value="0.0756302521008403" calcext:value-type="currency">
            <text:p>0,0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82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5]*[.A15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8W</text:p>
          </table:table-cell>
          <table:table-cell office:value-type="string" calcext:value-type="string">
            <text:p>AKL182-08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8</text:p>
          </table:table-cell>
          <table:table-cell/>
          <table:table-cell table:formula="of:=[.H16]*[.A16]" office:value-type="currency" office:currency="EUR" office:value="0" calcext:value-type="currency">
            <text:p>0,00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iacon Anschlussklemme</text:p>
          </table:table-cell>
          <table:table-cell office:value-type="string" calcext:value-type="string">
            <text:p>AKL 169-08</text:p>
          </table:table-cell>
          <table:table-cell table:formula="of:=1.65/1.19" office:value-type="currency" office:currency="EUR" office:value="1.38655462184874" calcext:value-type="currency">
            <text:p>1,39 €</text:p>
          </table:table-cell>
          <table:table-cell table:formula="of:=[.H17]*[.A17]" office:value-type="currency" office:currency="EUR" office:value="1.38655462184874" calcext:value-type="currency">
            <text:p>1,39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BC 847CW SMD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8]*[.A18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BC857C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2, Q3, Q4, Q5, Q6</text:p>
          </table:table-cell>
          <table:table-cell office:value-type="string" calcext:value-type="string">
            <text:p>PNP Transistror</text:p>
          </table:table-cell>
          <table:table-cell office:value-type="string" calcext:value-type="string">
            <text:p>BC 857 NXP</text:p>
          </table:table-cell>
          <table:table-cell table:formula="of:=0.1/1.19" office:value-type="currency" office:currency="EUR" office:value="0.0840336134453782" calcext:value-type="currency">
            <text:p>0,08 €</text:p>
          </table:table-cell>
          <table:table-cell table:formula="of:=[.H19]*[.A19]" office:value-type="currency" office:currency="EUR" office:value="0.420168067226891" calcext:value-type="currency">
            <text:p>0,42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GR2</text:p>
          </table:table-cell>
          <table:table-cell table:formula="of:=0.16/1.19" office:value-type="currency" office:currency="EUR" office:value="0.134453781512605" calcext:value-type="currency">
            <text:p>0,13 €</text:p>
          </table:table-cell>
          <table:table-cell table:formula="of:=[.H20]*[.A20]" office:value-type="currency" office:currency="EUR" office:value="0.134453781512605" calcext:value-type="currency">
            <text:p>0,1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RT</text:p>
          </table:table-cell>
          <table:table-cell table:formula="of:=0.08/1.19" office:value-type="currency" office:currency="EUR" office:value="0.0672268907563025" calcext:value-type="currency">
            <text:p>0,07 €</text:p>
          </table:table-cell>
          <table:table-cell table:formula="of:=[.H21]*[.A21]" office:value-type="currency" office:currency="EUR" office:value="0.0672268907563025" calcext:value-type="currency">
            <text:p>0,07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EN 1296.2012</text:p>
          </table:table-cell>
          <table:table-cell table:formula="of:=0.58/1.19" office:value-type="currency" office:currency="EUR" office:value="0.487394957983193" calcext:value-type="currency">
            <text:p>0,49 €</text:p>
          </table:table-cell>
          <table:table-cell table:formula="of:=[.H22]*[.A22]" office:value-type="currency" office:currency="EUR" office:value="0.487394957983193" calcext:value-type="currency">
            <text:p>0,49 €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8"/>
          <table:table-cell table:style-name="ce2" table:formula="of:=SUM([.I2:.I22])" office:value-type="currency" office:currency="EUR" office:value="4.49579831932773" calcext:value-type="currency">
            <text:p>4,50 €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.00.0000</text:date>, <text:time style:data-style-name="N2" text:time-value="20:12:47.9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20:34:46.226000000</dc:date>
    <meta:editing-duration>PT25M34S</meta:editing-duration>
    <meta:editing-cycles>7</meta:editing-cycles>
    <meta:generator>LibreOffice/5.3.6.1$Windows_x86 LibreOffice_project/686f202eff87ef707079aeb7f485847613344eb7</meta:generator>
    <meta:document-statistic meta:table-count="1" meta:cell-count="188" meta:object-count="0"/>
  </office:meta>
</office:document-meta>
</file>